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22pt" fo:language="ru" fo:country="RU" style:font-size-asian="22pt" style:font-size-complex="22pt"/>
    </style:style>
    <style:style style:name="P3" style:family="paragraph" style:parent-style-name="Standard">
      <style:text-properties fo:font-size="24pt" fo:language="ru" fo:country="RU" style:font-size-asian="24pt" style:font-size-complex="24pt"/>
    </style:style>
    <style:style style:name="P4" style:family="paragraph" style:parent-style-name="Standard">
      <style:text-properties fo:color="#000000" fo:font-size="22pt" fo:language="ru" fo:country="RU" fo:background-color="#ffffff" style:font-size-asian="22pt" style:font-size-complex="22pt"/>
    </style:style>
    <style:style style:name="P5" style:family="paragraph" style:parent-style-name="Standard">
      <style:text-properties fo:font-size="40pt" fo:language="ru" fo:country="RU" style:font-size-asian="40pt" style:font-size-complex="40pt"/>
    </style:style>
    <style:style style:name="P6" style:family="paragraph" style:parent-style-name="Standard">
      <style:paragraph-properties fo:background-color="#3333ff">
        <style:background-image/>
      </style:paragraph-properties>
      <style:text-properties fo:color="#66ff66" fo:font-size="22pt" fo:language="ru" fo:country="RU" fo:background-color="#3333ff" style:font-size-asian="22pt" style:font-size-complex="22pt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color="#000000" fo:font-size="22pt" fo:language="ru" fo:country="RU" fo:background-color="transparent" style:font-size-asian="22pt" style:font-size-complex="22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000000" style:font-name="Consolas" fo:font-size="9.5pt" fo:language="ru" fo:country="RU" fo:background-color="transparen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fo:background-color="#0000cc">
        <style:background-image/>
      </style:paragraph-properties>
      <style:text-properties fo:color="#00ff66" fo:font-size="22pt" fo:background-color="#0000cc" style:font-size-asian="22pt" style:font-size-complex="22pt"/>
    </style:style>
    <style:style style:name="P10" style:family="paragraph" style:parent-style-name="Standard">
      <style:paragraph-properties fo:background-color="#0000cc">
        <style:background-image/>
      </style:paragraph-properties>
      <style:text-properties fo:color="#00ff66" fo:font-size="22pt" fo:language="ru" fo:country="RU" fo:background-color="#0000cc" style:font-size-asian="22pt" style:font-size-complex="22pt"/>
    </style:style>
    <style:style style:name="P11" style:family="paragraph" style:parent-style-name="Standard">
      <style:text-properties fo:color="#ffffff" fo:font-size="22pt" fo:language="ru" fo:country="RU" fo:background-color="#cc0000" style:font-size-asian="22pt" style:font-size-complex="22pt"/>
    </style:style>
    <style:style style:name="P12" style:family="paragraph" style:parent-style-name="Standard">
      <style:paragraph-properties fo:background-color="#000000">
        <style:background-image/>
      </style:paragraph-properties>
      <style:text-properties fo:color="#ffffff" fo:font-size="22pt" fo:language="ru" fo:country="RU" fo:background-color="#cc0000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language="ru" fo:country="RU"/>
    </style:style>
    <style:style style:name="T5" style:family="text">
      <style:text-properties fo:color="#ffffff" fo:language="ru" fo:country="RU" fo:background-color="#cc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1 </text:span><text:span text:style-name="T2">БАЗА </text:span></text:p>
      <text:p text:style-name="P3"><text:s/><text:tab/>База это станция где производятся танки за мифриилов (ВАЛЮТА).<text:line-break/><text:tab/>Чтобы база появилась на карте нам нужно:</text:p>
      <text:p text:style-name="P3"><text:tab/><text:tab/>1 КАРТИНКА БАЗЫ.<text:tab/></text:p>
      <text:p text:style-name="P3"><text:tab/><text:tab/>2 ПЕРЕМЕННЫЕ КООРДИНАТ БАЗЫ.</text:p>
      <text:p text:style-name="P3"><text:tab/><text:tab/>3 НАРИСОВАТЬ САМУ БАЗУ.</text:p>
      <text:p text:style-name="P3"><text:s/></text:p>
      <text:p text:style-name="P6">ГОТОВО ГОТОВО ГОТОВО ГОТОВО ГОТОВО...</text:p>
      <text:p text:style-name="P3">------------------------------------------------------------</text:p>
      <text:p text:style-name="P1"><text:span text:style-name="T4">АТАКА ВРАГА НАЧИНАЕТСЯ ЧЕРЕЗ 30 СЕК.......<text:line-break/></text:span><text:span text:style-name="T5">backlog backlog backlog backlog backlog backlog......</text:span></text:p>
      <text:p text:style-name="P2">-----------------------------------------------------------------</text:p>
      <text:p text:style-name="P5">Взрыв при столкновении</text:p>
      <text:p text:style-name="P11">backlog backlog backlog backlog backlog backlog......</text:p>
      <text:p text:style-name="P12">-----------------------------------------------------------------</text:p>
      <text:p text:style-name="P1"><text:span text:style-name="T4"><text:tab/>У игрока есть 150 </text:span><text:span text:style-name="T2">мифриилов для постройки своей техники и обороны от </text:span><text:span text:style-name="T3">BILI BILI</text:span><text:span text:style-name="T2">.</text:span></text:p>
      <text:p text:style-name="Standard"/>
      <text:p text:style-name="P9"><text:span text:style-name="T2">Г</text:span><text:span text:style-name="T4">ОТОВО ГОТОВО ГОТОВО ГОТОВО ГОТОВО...</text:span></text:p>
      <text:p text:style-name="P7">-----------------------------------------------------------------</text:p>
      <text:p text:style-name="P7">Меню для выбора юнита для постройки.</text:p>
      <text:p text:style-name="P8"/>
      <text:p text:style-name="P10"><text:span text:style-name="T1">Г</text:span>ОТОВО ГОТОВО ГОТОВО ГОТОВО ГОТОВО...</text:p>
      <text:p text:style-name="P4">-----------------------------------------------------------------</text:p>
      <text:p text:style-name="P4">Появление юнита на карте</text:p>
      <text:p text:style-name="P10"><text:span text:style-name="T1">Г</text:span>ОТОВО ГОТОВО ГОТОВО ГОТОВО ГОТОВО...</text:p>
      <text:p text:style-name="P4"><text:soft-page-break/>-----------------------------------------------------------------</text:p>
      <text:p text:style-name="P4">Движение юнита</text:p>
      <text:p text:style-name="P10"><text:span text:style-name="T1">Г</text:span>ОТОВО ГОТОВО ГОТОВО ГОТОВО ГОТОВО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42M29S</meta:editing-duration>
    <meta:editing-cycles>9</meta:editing-cycles>
    <meta:generator>OpenOffice/4.1.7$Win32 OpenOffice.org_project/417m1$Build-9800</meta:generator>
    <dc:date>2021-02-16T19:04:05.97</dc:date>
    <meta:document-statistic meta:table-count="0" meta:image-count="0" meta:object-count="0" meta:page-count="2" meta:paragraph-count="24" meta:word-count="107" meta:character-count="1086"/>
    <meta:user-defined meta:name="Info 1"/>
    <meta:user-defined meta:name="Info 2"/>
    <meta:user-defined meta:name="Info 3"/>
    <meta:user-defined meta:name="Info 4"/>
  </office:meta>
</office:document-meta>
</file>